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fo:font-variant="normal" fo:text-transform="none" fo:color="#202124" style:font-name="arial" fo:font-size="10.5pt" fo:letter-spacing="normal" fo:font-style="normal"/>
    </style:style>
    <style:style style:name="T2" style:family="text">
      <style:text-properties fo:font-variant="normal" fo:text-transform="none" fo:color="#202124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202124" style:font-name="arial" fo:font-size="10.5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4818*" fo:start-indent="0cm" fo:end-indent="0.499cm"/>
          <style:column style:rel-width="4819*" fo:start-indent="0.49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E ACTIVIDAD MÚLTIPLE</text:p>
      <text:p text:style-name="P1">[326]</text:p>
      <text:p text:style-name="P1"/>
      <text:section text:style-name="Sect1" text:name="Sección1">
        <text:p text:style-name="P2">[331]</text:p>
      </text:section>
      <text:p text:style-name="P2"/>
      <text:section text:style-name="Sect2" text:name="Sección2">
        <text:p text:style-name="P2">[332]<text:tab/><text:tab/></text:p>
      </text:section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18S</meta:editing-duration>
    <meta:editing-cycles>10</meta:editing-cycles>
    <meta:generator>OpenOffice/4.1.6$Win32 OpenOffice.org_project/416m1$Build-9790</meta:generator>
    <dc:date>2019-02-13T01:03:54.87</dc:date>
    <meta:document-statistic meta:table-count="0" meta:image-count="0" meta:object-count="0" meta:page-count="1" meta:paragraph-count="4" meta:word-count="7" meta:character-count="43"/>
    <meta:user-defined meta:name="Info 1"/>
    <meta:user-defined meta:name="Info 2"/>
    <meta:user-defined meta:name="Info 3"/>
    <meta:user-defined meta:name="Info 4"/>
  </office:meta>
</office:document-meta>
</file>